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4.14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Fixe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estc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mmetric boundary implementation of the the bed_shear stress.</text:p>
          </table:table-cell>
          <table:table-cell office:value-type="string" calcext:value-type="string">
            <text:p>Gaussian hum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ck in curvi-linear code the grid distances for boundari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21:20:12.506773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1T22:52:44.387289000</meta:creation-date>
    <dc:date>2025-10-23T21:21:18.378307700</dc:date>
    <meta:editing-duration>PT3M53S</meta:editing-duration>
    <meta:editing-cycles>2</meta:editing-cycles>
    <meta:generator>LibreOffice/25.8.1.1$Windows_X86_64 LibreOffice_project/54047653041915e595ad4e45cccea684809c77b5</meta:generator>
    <meta:document-statistic meta:table-count="1" meta:cell-count="9" meta:object-count="0"/>
  </office:meta>
</office:document-meta>
</file>